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1">17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3T11:38:59.800309501</dc:date>
    <dc:creator>Bob Correcteur</dc:creator>
    <meta:editing-duration>PT41M15S</meta:editing-duration>
    <meta:editing-cycles>27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400" meta:non-whitespace-character-count="380"/>
  </office:meta>
</office:document-meta>
</file>